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c984" officeooo:paragraph-rsid="0016c9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taurant</text:p>
      <text:p text:style-name="P1"/>
      <text:p text:style-name="P1">I want a hamburger please.</text:p>
      <text:p text:style-name="P1"/>
      <text:p text:style-name="P1">I also want a pop.</text:p>
      <text:p text:style-name="P1"/>
      <text:p text:style-name="P1">I want small french fries.</text:p>
      <text:p text:style-name="P1"/>
      <text:p text:style-name="P1">I want a salad too.</text:p>
      <text:p text:style-name="P1"/>
      <text:p text:style-name="P1">That’s $10.99.</text:p>
      <text:p text:style-name="P1"/>
      <text:p text:style-name="P1">Thank you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18:37:13.716644306</meta:creation-date>
    <dc:date>2020-06-29T18:39:13.698736646</dc:date>
    <meta:editing-duration>PT2M</meta:editing-duration>
    <meta:editing-cycles>1</meta:editing-cycles>
    <meta:document-statistic meta:table-count="0" meta:image-count="0" meta:object-count="0" meta:page-count="1" meta:paragraph-count="7" meta:word-count="25" meta:character-count="123" meta:non-whitespace-character-count="105"/>
    <meta:generator>LibreOffice/6.4.3.2$Linux_X86_64 LibreOffice_project/40$Build-2</meta:generator>
  </office:meta>
</office:document-meta>
</file>